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svg:stroke-linecap="round" draw:textarea-horizontal-align="center" draw:textarea-vertical-align="middle"/>
    </style:style>
    <style:style style:name="gr4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75cm" fo:padding-top="0cm" fo:padding-bottom="0cm" fo:padding-left="0cm" fo:padding-right="0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75cm" fo:padding-top="0cm" fo:padding-bottom="0cm" fo:padding-left="0cm" fo:padding-right="0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text-style-name="P1" draw:layer="layout" svg:width="1.999cm" svg:height="0.499cm" svg:x="2.25cm" svg:y="1cm" svg:viewBox="0 0 2000 500" draw:points="0,250 250,250 375,500 625,0 875,500 1125,0 1375,500 1625,0 1750,250 2000,250">
          <text:p/>
        </draw:polyline>
        <draw:g>
          <draw:line draw:style-name="gr2" draw:text-style-name="P1" draw:layer="layout" svg:x1="1.25cm" svg:y1="4.75cm" svg:x2="1.25cm" svg:y2="4.25cm">
            <text:p/>
          </draw:line>
          <draw:line draw:style-name="gr3" draw:text-style-name="P1" draw:layer="layout" svg:x1="0.75cm" svg:y1="4.75cm" svg:x2="1.75cm" svg:y2="4.75cm">
            <text:p/>
          </draw:line>
          <draw:line draw:style-name="gr3" draw:text-style-name="P1" draw:layer="layout" svg:x1="1cm" svg:y1="5cm" svg:x2="1.5cm" svg:y2="5cm">
            <text:p/>
          </draw:line>
          <draw:line draw:style-name="gr3" draw:text-style-name="P1" draw:layer="layout" svg:x1="1.13cm" svg:y1="5.25cm" svg:x2="1.38cm" svg:y2="5.25cm">
            <text:p/>
          </draw:line>
        </draw:g>
        <draw:line draw:style-name="gr4" draw:text-style-name="P1" draw:layer="layout" svg:x1="5.25cm" svg:y1="0.25cm" svg:x2="5.25cm" svg:y2="5.25cm">
          <text:p/>
        </draw:line>
        <draw:frame draw:style-name="gr5" draw:text-style-name="P2" draw:layer="layout" svg:width="1.25cm" svg:height="1.5cm" svg:x="6.75cm" svg:y="2cm">
          <draw:text-box>
            <text:p><text:span text:style-name="T1">Rload</text:span></text:p>
            <text:p><text:span text:style-name="T1">50Ω</text:span></text:p>
          </draw:text-box>
        </draw:frame>
        <draw:custom-shape draw:style-name="gr6" draw:text-style-name="P1" draw:layer="layout" svg:width="0.5cm" svg:height="0.5cm" svg:x="7.25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5cm" svg:height="0.5cm" svg:x="2.5cm" svg:y="0.5cm">
          <draw:text-box>
            <text:p><text:span text:style-name="T1">Rsrc</text:span></text:p>
          </draw:text-box>
        </draw:frame>
        <draw:frame draw:style-name="gr7" draw:text-style-name="P2" draw:layer="layout" svg:width="1.5cm" svg:height="0.5cm" svg:x="2.5cm" svg:y="1.5cm">
          <draw:text-box>
            <text:p><text:span text:style-name="T1">50Ω</text:span></text:p>
          </draw:text-box>
        </draw:frame>
        <draw:g>
          <draw:circle draw:style-name="gr8" draw:text-style-name="P1" draw:layer="layout" svg:width="1cm" svg:height="1cm" svg:x="0.75cm" svg:y="2.25cm">
            <text:p/>
          </draw:circle>
          <draw:line draw:style-name="gr1" draw:text-style-name="P1" draw:layer="layout" svg:x1="1.25cm" svg:y1="1.75cm" svg:x2="1.25cm" svg:y2="2.25cm">
            <text:p/>
          </draw:line>
          <draw:line draw:style-name="gr1" draw:text-style-name="P1" draw:layer="layout" svg:x1="1.25cm" svg:y1="3.25cm" svg:x2="1.25cm" svg:y2="3.75cm">
            <text:p/>
          </draw:line>
          <draw:g>
            <draw:path draw:style-name="gr1" draw:text-style-name="P1" draw:layer="layout" svg:width="0.177cm" svg:height="0.227cm" draw:transform="skewX (0.0874409955249159) rotate (1.15104464169026) translate (0.999999364867299cm 2.7551245221951cm)" svg:viewBox="0 0 178 228" svg:d="M0 0c308 0 122 228 122 228">
              <text:p/>
            </draw:path>
            <draw:path draw:style-name="gr1" draw:text-style-name="P1" draw:layer="layout" svg:width="0.177cm" svg:height="0.227cm" draw:transform="skewX (-0.0970403064108848) rotate (1.99054801189953) translate (1.32265779704497cm 2.9179350029977cm)" svg:viewBox="0 0 178 228" svg:d="M178 0c-307 0-124 228-124 228">
              <text:p/>
            </draw:path>
          </draw:g>
        </draw:g>
        <draw:line draw:style-name="gr1" draw:text-style-name="P1" draw:layer="layout" svg:x1="1.25cm" svg:y1="3.75cm" svg:x2="1.25cm" svg:y2="4.25cm">
          <text:p/>
        </draw:line>
        <draw:polyline draw:style-name="gr1" draw:text-style-name="P1" draw:layer="layout" svg:width="0.499cm" svg:height="0.999cm" draw:transform="rotate (1.5707963267949) translate (1.25cm 1.75cm)" svg:viewBox="0 0 500 1000" draw:points="0,0 500,0 500,1000">
          <text:p/>
        </draw:polyline>
        <draw:polyline draw:style-name="gr1" draw:text-style-name="P1" draw:layer="layout" svg:width="1.999cm" svg:height="0.499cm" draw:transform="rotate (1.5707963267949) translate (6cm 3.75cm)" svg:viewBox="0 0 2000 500" draw:points="0,250 250,250 375,500 625,0 875,500 1125,0 1375,500 1625,0 1750,250 2000,250">
          <text:p/>
        </draw:polyline>
        <draw:line draw:style-name="gr1" draw:text-style-name="P1" draw:layer="layout" svg:x1="4.25cm" svg:y1="1.25cm" svg:x2="7.25cm" svg:y2="1.25cm">
          <text:p/>
        </draw:line>
        <draw:line draw:style-name="gr1" draw:text-style-name="P1" draw:layer="layout" svg:x1="6.25cm" svg:y1="1.25cm" svg:x2="6.25cm" svg:y2="1.75cm">
          <text:p/>
        </draw:line>
        <draw:polyline draw:style-name="gr1" draw:text-style-name="P1" draw:layer="layout" svg:width="4.999cm" svg:height="0.499cm" svg:x="1.25cm" svg:y="3.75cm" svg:viewBox="0 0 5000 500" draw:points="0,500 5000,500 5000,0">
          <text:p/>
        </draw:polyline>
        <draw:frame draw:style-name="gr5" draw:text-style-name="P2" draw:layer="layout" svg:width="1.5cm" svg:height="1.5cm" svg:x="1.75cm" svg:y="2cm">
          <draw:text-box>
            <text:p><text:span text:style-name="T1">Vset * 2</text:span></text:p>
          </draw:text-box>
        </draw:frame>
        <draw:frame draw:style-name="gr7" draw:text-style-name="P2" draw:layer="layout" svg:width="1.5cm" svg:height="0.5cm" svg:x="6.75cm" svg:y="0.5cm">
          <draw:text-box>
            <text:p><text:span text:style-name="T1">Vs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9.5cm" fo:page-height="5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1-28T02:39:26.072000000</dc:date>
    <meta:editing-duration>PT2H49M16S</meta:editing-duration>
    <meta:editing-cycles>111</meta:editing-cycles>
    <meta:document-statistic meta:object-count="26"/>
  </office:meta>
</office:document-meta>
</file>